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4B0000003374BA237304EBCBFF6.png" manifest:media-type="image/png"/>
  <manifest:file-entry manifest:full-path="Pictures/10000001000004B000000337C64774C1D5762459.png" manifest:media-type="image/png"/>
  <manifest:file-entry manifest:full-path="Pictures/10000001000004B00000033723C9F4332A126C3C.png" manifest:media-type="image/png"/>
  <manifest:file-entry manifest:full-path="Pictures/10000001000004B000000337FFA9BA75231660A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0.458cm" fo:min-width="0.208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start-width="0.35cm" draw:marker-end="Pontas_20_das_20_setas_20_1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0.358cm" fo:min-width="0.108cm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outline1">
      <style:graphic-properties fo:min-height="11.929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3.163cm"/>
      <style:paragraph-properties style:writing-mode="lr-tb"/>
    </style:style>
    <style:style style:name="pr5" style:family="presentation" style:parent-style-name="Standard_20_1-outline1">
      <style:graphic-properties fo:min-height="11.929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2-title">
      <style:graphic-properties draw:auto-grow-height="true" fo:min-height="3.163cm"/>
      <style:paragraph-properties style:writing-mode="lr-tb"/>
    </style:style>
    <style:style style:name="pr8" style:family="presentation" style:parent-style-name="Standard_20_2-outline1">
      <style:graphic-properties fo:min-height="11.929cm"/>
      <style:paragraph-properties style:writing-mode="lr-tb"/>
    </style:style>
    <style:style style:name="pr9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2-title">
      <style:graphic-properties draw:auto-grow-height="true" fo:min-height="3.439cm"/>
      <style:paragraph-properties style:writing-mode="lr-tb"/>
    </style:style>
    <style:style style:name="pr11" style:family="presentation" style:parent-style-name="Standard_20_3-title">
      <style:graphic-properties draw:auto-grow-height="true" fo:min-height="3.163cm"/>
      <style:paragraph-properties style:writing-mode="lr-tb"/>
    </style:style>
    <style:style style:name="pr12" style:family="presentation" style:parent-style-name="Standard_20_3-outline1">
      <style:graphic-properties fo:min-height="11.929cm"/>
      <style:paragraph-properties style:writing-mode="lr-tb"/>
    </style:style>
    <style:style style:name="pr13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5cm" fo:text-indent="0cm"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.5cm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 style:writing-mode="lr-tb"/>
      <style:text-properties fo:font-size="36pt" fo:language="en" fo:country="US" style:font-size-asian="36pt" style:font-size-complex="36pt"/>
    </style:style>
    <style:style style:name="T1" style:family="text">
      <style:text-properties fo:font-size="32pt" fo:font-style="italic" style:font-size-asian="32pt" style:font-size-complex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3.8cm" presentation:class="title" presentation:user-transformed="true">
          <draw:text-box>
            <text:p>Jupyter, PICAT, DFS <text:s/>em profundidade</text:p>
          </draw:text-box>
        </draw:frame>
        <draw:frame presentation:style-name="pr2" draw:text-style-name="P1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Claudio Cesar de Sá</text:p>
              </text:list-item>
              <text:list-item>
                <text:p>Marcio Minicz</text:p>
              </text:list-item>
              <text:list-item>
                <text:p>Hakan <text:s/>Kjellerstrand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Roteiro<text:tab/></text:p>
          </draw:text-box>
        </draw:frame>
        <draw:frame presentation:style-name="pr5" draw:text-style-name="P1" draw:layer="layout" svg:width="24.639cm" svg:height="12.179cm" svg:x="1cm" svg:y="4.321cm" presentation:class="outline" presentation:user-transformed="true">
          <draw:text-box>
            <text:list text:style-name="L3">
              <text:list-item>
                <text:p>A linguagem PICAT</text:p>
              </text:list-item>
              <text:list-item>
                <text:p>O extensão para PICAT <text:s/>se executar sob o ambiente Jupyter</text:p>
              </text:list-item>
              <text:list-item>
                <text:p>Facilidades e desvantagens</text:p>
              </text:list-item>
              <text:list-item>
                <text:p>Um grafo – um problema</text:p>
              </text:list-item>
              <text:list-item>
                <text:p>Representações de grafos em PICAT</text:p>
              </text:list-item>
              <text:list-item>
                <text:p>“Depth First Search” (DFS)</text:p>
              </text:list-item>
              <text:list-item>
                <text:p>Implementações (3): a clássica; um com grafo como argumento; e uma terceira usando pilha (se der tempo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>
          <draw:text-box>
            <text:p text:style-name="P1">Pré-requisitos:<text:tab/><text:tab/></text:p>
          </draw:text-box>
        </draw:frame>
        <draw:frame presentation:style-name="pr8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1">Conhecimento do ambiente Jupyter (provavelmente vais saber mais que eu)</text:p>
              </text:list-item>
              <text:list-item>
                <text:p text:style-name="P3">Conhecimento de PICAT – nível intermediário</text:p>
              </text:list-item>
              <text:list-item>
                <text:p text:style-name="P3">Estrutura de dados</text:p>
              </text:list-item>
              <text:list-item>
                <text:p text:style-name="P3">Buscas</text:p>
              </text:list-item>
              <text:list-item>
                <text:p text:style-name="P3">Caso esteja ausente dos requisitos … faça uma ‘backtracking’ de aprendizagem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user-transformed="true">
          <draw:text-box>
            <text:p text:style-name="P1">Um Jupyter para PICAT</text:p>
          </draw:text-box>
        </draw:frame>
        <draw:frame presentation:style-name="pr8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1">Uma máquina virtual Picat sob o Jupyter</text:p>
              </text:list-item>
              <text:list-item>
                <text:p text:style-name="P3"><text:s/>O site é <text:s/><text:a xlink:href="https://pypi.org/project/ipicat/" xlink:type="simple">https://pypi.org/project/ipicat/</text:a><text:s/>o autor é o Marcio Muniz </text:p>
              </text:list-item>
              <text:list-item>
                <text:p text:style-name="P3">Basicamente, com Python e Picat instalados:<text:line-break/><text:tab/></text:p>
                <text:list>
                  <text:list-item>
                    <text:p text:style-name="P1">pip install jupyter</text:p>
                  </text:list-item>
                  <text:list-item>
                    <text:p text:style-name="P1">pip install ipic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1T1">
        <office:forms form:automatic-focus="false" form:apply-design-mode="false"/>
        <draw:frame presentation:style-name="pr10" draw:text-style-name="P1" draw:layer="layout" svg:width="21.4cm" svg:height="3.439cm" svg:x="1.4cm" svg:y="0.699cm" presentation:class="title" presentation:user-transformed="true">
          <draw:text-box>
            <text:p>Com o Jupyter notebook aberto num navegador:</text:p>
          </draw:text-box>
        </draw:frame>
        <draw:frame presentation:style-name="pr8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Numa célula: <text:span text:style-name="T1">%load_ext ipicat</text:span></text:p>
              </text:list-item>
              <text:list-item>
                <text:p><text:span text:style-name="T1">%%picat</text:span> na primeira linha de cada <text:s/>célula que ser for usar um teste em Picat</text:p>
              </text:list-item>
              <text:list-item>
                <text:p>Finalmente, a restrição sempre um template com um <text:span text:style-name="T1">main</text:span> para usar como um Python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1T1">
        <office:forms form:automatic-focus="false" form:apply-design-mode="false"/>
        <draw:frame presentation:style-name="pr10" draw:text-style-name="P1" draw:layer="layout" svg:width="21.4cm" svg:height="3.439cm" svg:x="1.4cm" svg:y="0.699cm" presentation:class="title" presentation:user-transformed="true">
          <draw:text-box>
            <text:p>O que NÃO está incluso nesta apresentação:</text:p>
          </draw:text-box>
        </draw:frame>
        <draw:frame presentation:style-name="pr8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Instalar e usar o Jupyter notebook: <text:a xlink:href="https://jupyter.org/" xlink:type="simple">https://jupyter.org</text:a></text:p>
              </text:list-item>
              <text:list-item>
                <text:p text:style-name="P3">PICAT: <text:a xlink:href="http://picat-lang.org/" xlink:type="simple">http://picat-lang.org</text:a><text:s/>e playlist no meu canal de Youtube @claudio_sa, um curso de PICAT, completo em Português.</text:p>
              </text:list-item>
              <text:list-item>
                <text:p text:style-name="P3">Aprender o DFS – (<text:span text:style-name="T2">depth first search</text:span>) - busca em profundida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>
          <draw:text-box>
            <text:p text:style-name="P1">Sobre o grafo apresentado:<text:tab/></text:p>
          </draw:text-box>
        </draw:frame>
        <draw:frame presentation:style-name="pr8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Foi criado por mim</text:p>
              </text:list-item>
              <text:list-item>
                <text:p>As arestas não tem peso (valor, rótulo), mas pouca alteração teria que ser feita neste modelo</text:p>
              </text:list-item>
              <text:list-item>
                <text:p text:style-name="P5"><text:span text:style-name="T3">O objeto é <text:s/>descrever um <text:s/>DFS segundo o seu </text:span><text:span text:style-name="T3">gosto </text:span>ou um estilo</text:p>
              </text:list-item>
              <text:list-item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2" presentation:presentation-page-layout-name="AL1T1">
        <office:forms form:automatic-focus="false" form:apply-design-mode="false"/>
        <draw:custom-shape draw:style-name="gr2" draw:text-style-name="P6" draw:layer="layout" svg:width="1cm" svg:height="1cm" svg:x="4.6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7" draw:layer="layout" svg:x1="6.4cm" svg:y1="5.4cm" svg:x2="5.4cm" svg:y2="7.801cm">
          <text:p/>
        </draw:line>
        <draw:custom-shape draw:style-name="gr4" draw:text-style-name="P6" draw:layer="layout" svg:width="1cm" svg:height="1cm" svg:x="6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user-transformed="true">
          <draw:text-box>
            <text:p>DFS – Visão Clássica - Eficiente</text:p>
          </draw:text-box>
        </draw:frame>
        <draw:frame presentation:style-name="pr8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user-transformed="true">
          <draw:text-box>
            <text:p>DFS – Visão Elegante</text:p>
          </draw:text-box>
        </draw:frame>
        <draw:frame presentation:style-name="pr8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8cm" svg:y="2.26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placeholder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placeholder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placeholder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user-transformed="true">
          <draw:text-box>
            <text:p>DFS – Visão Iterativa</text:p>
          </draw:text-box>
        </draw:frame>
        <draw:frame presentation:style-name="pr8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placeholder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2" presentation:presentation-page-layout-name="AL1T1">
        <draw:frame presentation:style-name="pr7" draw:text-style-name="P1" draw:layer="layout" svg:width="21.4cm" svg:height="3.163cm" svg:x="1.4cm" svg:y="0.837cm" presentation:class="title" presentation:placeholder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3" presentation:presentation-page-layout-name="AL2T3">
        <draw:frame presentation:style-name="pr11" draw:text-style-name="P1" draw:layer="layout" svg:width="21.4cm" svg:height="3.163cm" svg:x="1.4cm" svg:y="0.837cm" presentation:class="title" presentation:placeholder="true">
          <draw:text-box/>
        </draw:frame>
        <draw:frame presentation:style-name="pr12" draw:text-style-name="P1" draw:layer="layout" svg:width="12.023cm" svg:height="12.179cm" svg:x="1.4cm" svg:y="4.914cm" presentation:class="outline" presentation:placeholder="true">
          <draw:text-box/>
        </draw:frame>
        <draw:frame presentation:style-name="pr12" draw:text-style-name="P1" draw:layer="layout" svg:width="12.023cm" svg:height="12.179cm" svg:x="14.025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20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intage" presentation:presentation-page-layout-name="AL3T19">
        <draw:frame presentation:style-name="pr1" draw:text-style-name="P8" draw:layer="layout" svg:width="18.599cm" svg:height="3.506cm" svg:x="7.3cm" svg:y="8.8cm" presentation:class="title" presentation:user-transformed="true">
          <draw:text-box>
            <text:p><text:span text:style-name="T4">This work is licensed under</text:span><text:span text:style-name="T4"><text:line-break/></text:span><text:span text:style-name="T4">a Creative Commons Attribution-ShareAlike 3.0 Unported License.</text:span><text:span text:style-name="T4"><text:line-break/></text:span><text:span text:style-name="T4">It makes use of the works of</text:span><text:span text:style-name="T4"><text:line-break/></text:span><text:span text:style-name="T4">Kelly Loves Whales and Nick Merritt.</text:span></text:p>
          </draw:text-box>
        </draw:frame>
        <draw:frame draw:style-name="gr5" draw:text-style-name="P7" draw:layer="layout" svg:width="2.327cm" svg:height="0.819cm" svg:x="3.473cm" svg:y="10.2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loext:color-lum-mod="100%" loext:color-lum-off="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loext:color-lum-mod="100%" loext:color-lum-off="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001000004B000000337FFA9BA75231660AB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001000004B00000033723C9F4332A126C3C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001000004B000000337C64774C1D5762459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001000004B0000003374BA237304EBCBFF6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20:19:27.241895779</meta:creation-date>
    <meta:editing-duration>P19DT22H28M35S</meta:editing-duration>
    <meta:editing-cycles>12</meta:editing-cycles>
    <meta:generator>LibreOffice/7.4.7.2$Linux_X86_64 LibreOffice_project/4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4-08-12T23:40:57.668109865</dc:date>
    <meta:document-statistic meta:object-count="144"/>
  </office:meta>
</office:document-meta>
</file>